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0ffff" draw:textarea-horizontal-align="justify" draw:textarea-vertical-align="middle" draw:auto-grow-height="false" fo:min-height="1.268cm" fo:min-width="1.58cm"/>
      <style:paragraph-properties style:writing-mode="lr-tb"/>
    </style:style>
    <style:style style:name="gr2" style:family="graphic" style:parent-style-name="standard">
      <style:graphic-properties draw:fill="solid" draw:fill-color="#bedcff" draw:textarea-horizontal-align="justify" draw:textarea-vertical-align="middle" draw:auto-grow-height="false" fo:min-height="1.268cm" fo:min-width="1.58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268cm" fo:min-width="1.58cm"/>
      <style:paragraph-properties style:writing-mode="lr-tb"/>
    </style:style>
    <style:style style:name="gr4" style:family="graphic" style:parent-style-name="standard">
      <style:graphic-properties draw:fill="solid" draw:fill-color="#fffff0" draw:textarea-horizontal-align="justify" draw:textarea-vertical-align="middle" draw:auto-grow-height="false" fo:min-height="1.268cm" fo:min-width="1.58cm"/>
      <style:paragraph-properties style:writing-mode="lr-tb"/>
    </style:style>
    <style:style style:name="gr5" style:family="graphic" style:parent-style-name="standard">
      <style:graphic-properties draw:fill="solid" draw:fill-color="#ffdf00" draw:textarea-horizontal-align="justify" draw:textarea-vertical-align="middle" draw:auto-grow-height="false" fo:min-height="1.268cm" fo:min-width="1.58cm"/>
      <style:paragraph-properties style:writing-mode="lr-tb"/>
    </style:style>
    <style:style style:name="gr6" style:family="graphic" style:parent-style-name="standard">
      <style:graphic-properties draw:fill="solid" draw:fill-color="#a52a2a" draw:textarea-horizontal-align="justify" draw:textarea-vertical-align="middle" draw:auto-grow-height="false" fo:min-height="1.268cm" fo:min-width="1.58cm"/>
      <style:paragraph-properties style:writing-mode="lr-tb"/>
    </style:style>
    <style:style style:name="gr7" style:family="graphic" style:parent-style-name="standard">
      <style:graphic-properties draw:fill="solid" draw:fill-color="#ffa500" draw:textarea-horizontal-align="justify" draw:textarea-vertical-align="middle" draw:auto-grow-height="false" fo:min-height="1.268cm" fo:min-width="1.58cm"/>
      <style:paragraph-properties style:writing-mode="lr-tb"/>
    </style:style>
    <style:style style:name="gr8" style:family="graphic" style:parent-style-name="standard">
      <style:graphic-properties draw:fill="solid" draw:fill-color="#ff4500" draw:textarea-horizontal-align="justify" draw:textarea-vertical-align="middle" draw:auto-grow-height="false" fo:min-height="1.268cm" fo:min-width="1.58cm"/>
      <style:paragraph-properties style:writing-mode="lr-tb"/>
    </style:style>
    <style:style style:name="gr9" style:family="graphic" style:parent-style-name="standard">
      <style:graphic-properties draw:fill="solid" draw:fill-color="#7828b4" draw:textarea-horizontal-align="justify" draw:textarea-vertical-align="middle" draw:auto-grow-height="false" fo:min-height="1.268cm" fo:min-width="1.58cm"/>
      <style:paragraph-properties style:writing-mode="lr-tb"/>
    </style:style>
    <style:style style:name="gr10" style:family="graphic" style:parent-style-name="standard">
      <style:graphic-properties draw:fill="solid" draw:fill-color="#a53c6e" draw:textarea-horizontal-align="justify" draw:textarea-vertical-align="middle" draw:auto-grow-height="false" fo:min-height="1.268cm" fo:min-width="1.58cm"/>
      <style:paragraph-properties style:writing-mode="lr-tb"/>
    </style:style>
    <style:style style:name="gr11" style:family="graphic" style:parent-style-name="standard">
      <style:graphic-properties draw:fill="solid" draw:fill-color="#ff7800" draw:textarea-horizontal-align="justify" draw:textarea-vertical-align="middle" draw:auto-grow-height="false" fo:min-height="1.268cm" fo:min-width="1.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0ffff"/>
      <style:paragraph-properties fo:text-align="center"/>
    </style:style>
    <style:style style:name="P3" style:family="paragraph">
      <loext:graphic-properties draw:fill="solid" draw:fill-color="#bedc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df00"/>
      <style:paragraph-properties fo:text-align="center"/>
    </style:style>
    <style:style style:name="P8" style:family="paragraph">
      <loext:graphic-properties draw:fill="solid" draw:fill-color="#a52a2a"/>
      <style:paragraph-properties fo:text-align="center"/>
    </style:style>
    <style:style style:name="P9" style:family="paragraph">
      <loext:graphic-properties draw:fill="solid" draw:fill-color="#ffa500"/>
      <style:paragraph-properties fo:text-align="center"/>
    </style:style>
    <style:style style:name="P10" style:family="paragraph">
      <loext:graphic-properties draw:fill="solid" draw:fill-color="#ff4500"/>
      <style:paragraph-properties fo:text-align="center"/>
    </style:style>
    <style:style style:name="P11" style:family="paragraph">
      <loext:graphic-properties draw:fill="solid" draw:fill-color="#7828b4"/>
      <style:paragraph-properties fo:text-align="center"/>
    </style:style>
    <style:style style:name="P12" style:family="paragraph">
      <loext:graphic-properties draw:fill="solid" draw:fill-color="#a53c6e"/>
      <style:paragraph-properties fo:text-align="center"/>
    </style:style>
    <style:style style:name="P13" style:family="paragraph">
      <loext:graphic-properties draw:fill="solid" draw:fill-color="#ff7800"/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94cm" svg:height="2.146cm" svg:x="2.968cm" svg:y="3.029cm">
          <text:p text:style-name="P1">B</text:p>
          <text:p text:style-name="P1">f0fff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2.94cm" svg:height="2.146cm" svg:x="1cm" svg:y="1cm">
          <text:p text:style-name="P1">O</text:p>
          <text:p text:style-name="P1">bedcf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94cm" svg:height="2.146cm" svg:x="5.116cm" svg:y="4.823cm">
          <text:p text:style-name="P1">A</text:p>
          <text:p text:style-name="P1">ffff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94cm" svg:height="2.146cm" svg:x="7.058cm" svg:y="7cm">
          <text:p text:style-name="P1">F</text:p>
          <text:p text:style-name="P1">fffff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.94cm" svg:height="2.146cm" svg:x="9.088cm" svg:y="9.001cm">
          <text:p text:style-name="P1">G</text:p>
          <text:p text:style-name="P6">ffdf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2.94cm" svg:height="2.146cm" svg:x="8.21cm" svg:y="17.978cm">
          <text:p text:style-name="P1">L <text:span text:style-name="T1">dwarf</text:span></text:p>
          <text:p text:style-name="P6">a52a2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9" draw:layer="layout" svg:width="2.94cm" svg:height="2.146cm" svg:x="11cm" svg:y="10.971cm">
          <text:p text:style-name="P1">K</text:p>
          <text:p text:style-name="P6">ffa5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94cm" svg:height="2.146cm" svg:x="13.059cm" svg:y="12.913cm">
          <text:p text:style-name="P1">M</text:p>
          <text:p text:style-name="P6">ff45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94cm" svg:height="2.146cm" svg:x="5.352cm" svg:y="14.994cm">
          <text:p text:style-name="P1"><text:span text:style-name="T1">White dwarf</text:span></text:p>
          <text:p text:style-name="P1">ffffff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1" draw:layer="layout" svg:width="2.94cm" svg:height="2.146cm" svg:x="13.049cm" svg:y="21.758cm">
          <text:p text:style-name="P1">Y <text:span text:style-name="T1">dwarf</text:span></text:p>
          <text:p text:style-name="P6">7828b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draw:layer="layout" svg:width="2.94cm" svg:height="2.146cm" svg:x="10.821cm" svg:y="19.813cm">
          <text:p text:style-name="P1">T <text:span text:style-name="T1">dwarf</text:span></text:p>
          <text:p text:style-name="P6">a53c6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3" draw:layer="layout" svg:width="2.94cm" svg:height="2.146cm" svg:x="11.746cm" svg:y="25.052cm">
          <text:p text:style-name="P1"><text:span text:style-name="T2">T Tauri</text:span></text:p>
          <text:p text:style-name="P6">ff7b0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Wawrzyniec Niewodniczanski</meta:initial-creator>
    <meta:creation-date>2020-10-29T23:03:32.701328111</meta:creation-date>
    <dc:date>2020-10-29T23:47:22.282121212</dc:date>
    <dc:creator>Wawrzyniec Niewodniczanski</dc:creator>
    <meta:editing-duration>PT32M58S</meta:editing-duration>
    <meta:editing-cycles>4</meta:editing-cycles>
    <meta:generator>LibreOffice/6.4.6.2$Linux_X86_64 LibreOffice_project/0ce51a4fd21bff07a5c061082cc82c5ed232f115</meta:generator>
    <meta:document-statistic meta:object-count="12"/>
  </office:meta>
</office:document-meta>
</file>